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6">
      <text:list-level-style-number text:level="1" text:style-name="WW_CharLFO1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style:font-name="Times New Roman" fo:language="pt" fo:country="BR"/>
    </style:style>
    <style:style style:name="P35" style:parent-style-name="Textbody" style:family="paragraph">
      <style:paragraph-properties fo:text-align="center"/>
    </style:style>
    <style:style style:name="P36" style:parent-style-name="Textbody" style:family="paragraph">
      <style:text-properties fo:language="pt" fo:country="BR"/>
    </style:style>
    <style:style style:name="P37" style:parent-style-name="Título2" style:list-style-name="WW_OutlineListStyle_6" style:family="paragraph">
      <style:text-properties fo:language="pt" fo:country="BR"/>
    </style:style>
    <style:style style:name="P38" style:parent-style-name="Textbody" style:family="paragraph">
      <style:text-properties fo:language="pt" fo:country="BR"/>
    </style:style>
    <style:style style:name="P39" style:parent-style-name="Textbody" style:list-style-name="LFO17" style:family="paragraph">
      <style:paragraph-properties style:text-autospace="none" style:vertical-align="auto"/>
      <style:text-properties fo:language="pt" fo:country="BR"/>
    </style:style>
    <style:style style:name="P40" style:parent-style-name="Textbody" style:family="paragraph">
      <style:text-properties fo:language="pt" fo:country="BR"/>
    </style:style>
    <style:style style:name="P41" style:parent-style-name="Textbody" style:family="paragraph">
      <style:text-properties style:font-name-asian="Verdana" style:font-name-complex="Verdana" fo:language="pt" fo:country="BR"/>
    </style:style>
    <style:style style:name="P42" style:parent-style-name="Textbody" style:family="paragraph">
      <style:text-properties style:font-name-asian="Verdana" style:font-name-complex="Verdana" fo:language="pt" fo:country="BR"/>
    </style:style>
    <style:style style:name="T43" style:parent-style-name="Fonteparág.padrão" style:family="text">
      <style:text-properties style:font-name-asian="Verdana" style:font-name-complex="Verdana" fo:language="pt" fo:country="BR"/>
    </style:style>
    <style:style style:name="P44" style:parent-style-name="Textbody" style:family="paragraph">
      <style:text-properties style:font-name-asian="Verdana" style:font-name-complex="Verdana" fo:language="pt" fo:country="BR"/>
    </style:style>
    <style:style style:name="T45" style:parent-style-name="Fonteparág.padrão" style:family="text">
      <style:text-properties style:font-name-asian="Verdana" style:font-name-complex="Verdana" fo:language="pt" fo:country="BR"/>
    </style:style>
    <style:style style:name="T46" style:parent-style-name="Fonteparág.padrão" style:family="text">
      <style:text-properties style:font-name-asian="Verdana" style:font-name-complex="Verdana" fo:language="pt" fo:country="BR"/>
    </style:style>
    <style:style style:name="T47" style:parent-style-name="Fonteparág.padrão" style:family="text">
      <style:text-properties style:font-name-asian="Tahoma" style:font-name-complex="Tahoma" fo:language="pt" fo:country="BR"/>
    </style:style>
    <style:style style:name="P48" style:parent-style-name="Textbody" style:family="paragraph">
      <style:text-properties style:font-name-asian="Tahoma" style:font-name-complex="Tahoma" fo:language="pt" fo:country="BR"/>
    </style:style>
    <style:style style:name="P49" style:parent-style-name="Textbody" style:family="paragraph">
      <style:text-properties style:font-name-asian="Tahoma" style:font-name-complex="Tahoma" fo:language="pt" fo:country="BR"/>
    </style:style>
    <style:style style:name="P50" style:parent-style-name="Textbody" style:family="paragraph">
      <style:text-properties style:font-name-asian="Tahoma" style:font-name-complex="Tahoma" fo:language="pt" fo:country="BR"/>
    </style:style>
    <style:style style:name="P51" style:parent-style-name="Textbody" style:family="paragraph">
      <style:text-properties style:font-name-asian="Tahoma" style:font-name-complex="Tahoma" fo:language="pt" fo:country="BR"/>
    </style:style>
    <style:style style:name="P52" style:parent-style-name="Textbody" style:family="paragraph">
      <style:text-properties style:font-name-asian="Tahoma" style:font-name-complex="Tahoma" fo:language="pt" fo:country="BR"/>
    </style:style>
    <style:style style:name="P53" style:parent-style-name="Textbody" style:family="paragraph">
      <style:text-properties style:font-name-complex="Tahoma" fo:language="pt" fo:country="BR"/>
    </style:style>
    <style:style style:name="P54" style:parent-style-name="Textbody" style:family="paragraph">
      <style:text-properties style:font-name-complex="Tahoma" fo:language="pt" fo:country="BR"/>
    </style:style>
    <style:style style:name="P55" style:parent-style-name="Textbody" style:family="paragraph">
      <style:text-properties style:font-name-complex="Tahoma" fo:language="pt" fo:country="BR"/>
    </style:style>
    <style:style style:name="T56" style:parent-style-name="Fonteparág.padrão" style:family="text">
      <style:text-properties style:font-name-asian="Tahoma" style:font-name-complex="Tahoma" fo:language="pt" fo:country="BR"/>
    </style:style>
    <style:style style:name="T57" style:parent-style-name="Fonteparág.padrão" style:family="text">
      <style:text-properties style:font-name-asian="Tahoma" style:font-name-complex="Tahoma" fo:language="pt" fo:country="BR"/>
    </style:style>
    <style:style style:name="T58" style:parent-style-name="Fonteparág.padrão" style:family="text">
      <style:text-properties style:font-name-asian="Tahoma" style:font-name-complex="Tahoma" fo:language="pt" fo:country="BR"/>
    </style:style>
    <style:style style:name="T59" style:parent-style-name="Fonteparág.padrão" style:family="text">
      <style:text-properties style:font-name-asian="Tahoma" style:font-name-complex="Tahoma" fo:font-style="italic" style:font-style-asian="italic" style:font-style-complex="italic" fo:language="pt" fo:country="BR"/>
    </style:style>
    <style:style style:name="T60" style:parent-style-name="Fonteparág.padrão" style:family="text">
      <style:text-properties style:font-name-asian="Tahoma" style:font-name-complex="Tahoma" fo:language="pt" fo:country="BR"/>
    </style:style>
    <style:style style:name="P61" style:parent-style-name="Standard" style:family="paragraph">
      <style:paragraph-properties fo:margin-left="0.5in">
        <style:tab-stops/>
      </style:paragraph-properties>
      <style:text-properties style:font-name-asian="Tahoma" style:font-name-complex="Tahoma" fo:font-size="10pt" style:font-size-asian="10pt" style:font-size-complex="10pt" fo:language="pt" fo:country="BR"/>
    </style:style>
    <style:style style:name="P62" style:parent-style-name="Textbody" style:family="paragraph">
      <style:text-properties style:font-name-complex="Tahoma" fo:language="pt" fo:country="BR"/>
    </style:style>
    <style:style style:name="P63" style:parent-style-name="Textbody" style:list-style-name="LFO16" style:family="paragraph">
      <style:paragraph-properties style:text-autospace="none" style:vertical-align="auto"/>
      <style:text-properties fo:language="pt" fo:country="BR"/>
    </style:style>
    <style:style style:name="P64" style:parent-style-name="Textbody" style:list-style-name="LFO16" style:family="paragraph">
      <style:paragraph-properties style:text-autospace="none" style:vertical-align="auto"/>
      <style:text-properties fo:language="pt" fo:country="BR"/>
    </style:style>
    <style:style style:name="P65" style:parent-style-name="Textbody" style:list-style-name="LFO16" style:family="paragraph">
      <style:paragraph-properties style:text-autospace="none" style:vertical-align="auto"/>
    </style:style>
    <style:style style:name="T66" style:parent-style-name="Fonteparág.padrão" style:family="text">
      <style:text-properties fo:language="pt" fo:country="BR"/>
    </style:style>
    <style:style style:name="T67" style:parent-style-name="Fonteparág.padrão" style:family="text">
      <style:text-properties fo:language="pt" fo:country="BR"/>
    </style:style>
    <style:style style:name="T68" style:parent-style-name="Fonteparág.padrão" style:family="text">
      <style:text-properties style:font-name-asian="Tahoma" style:font-name-complex="Tahoma" fo:language="pt" fo:country="BR"/>
    </style:style>
    <style:style style:name="P69" style:parent-style-name="Textbody" style:list-style-name="LFO16" style:family="paragraph">
      <style:paragraph-properties style:text-autospace="none" style:vertical-align="auto"/>
      <style:text-properties fo:language="pt" fo:country="BR"/>
    </style:style>
    <style:style style:name="P70" style:parent-style-name="Textbody" style:list-style-name="LFO16" style:family="paragraph">
      <style:paragraph-properties style:text-autospace="none" style:vertical-align="auto"/>
      <style:text-properties fo:language="pt" fo:country="BR"/>
    </style:style>
    <style:style style:name="T71" style:parent-style-name="Fonteparág.padrão" style:family="text">
      <style:text-properties fo:language="pt" fo:country="BR"/>
    </style:style>
    <style:style style:name="T72" style:parent-style-name="Fonteparág.padrão" style:family="text">
      <style:text-properties fo:font-size="10pt" style:font-size-asian="10pt" style:font-size-complex="10pt" fo:language="pt" fo:country="BR"/>
    </style:style>
    <style:style style:name="T73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74" style:parent-style-name="Fonteparág.padrão" style:family="text">
      <style:text-properties fo:font-size="10pt" style:font-size-asian="10pt" style:font-size-complex="10pt" fo:language="pt" fo:country="BR"/>
    </style:style>
    <style:style style:name="T75" style:parent-style-name="Fonteparág.padrão" style:family="text">
      <style:text-properties fo:font-size="10pt" style:font-size-asian="10pt" style:font-size-complex="10pt" fo:language="pt" fo:country="BR"/>
    </style:style>
    <style:style style:name="T76" style:parent-style-name="Fonteparág.padrão" style:family="text">
      <style:text-properties fo:font-size="10pt" style:font-size-asian="10pt" style:font-size-complex="10pt" fo:language="pt" fo:country="BR"/>
    </style:style>
    <style:style style:name="P77" style:parent-style-name="Standard" style:family="paragraph">
      <style:text-properties fo:font-size="10pt" style:font-size-asian="10pt" style:font-size-complex="10pt" fo:language="pt" fo:country="BR"/>
    </style:style>
    <style:style style:name="T78" style:parent-style-name="Fonteparág.padrão" style:family="text">
      <style:text-properties fo:language="pt" fo:country="BR"/>
    </style:style>
    <style:style style:name="T79" style:parent-style-name="Fonteparág.padrão" style:family="text">
      <style:text-properties fo:font-size="10pt" style:font-size-asian="10pt" style:font-size-complex="10pt" fo:language="pt" fo:country="BR"/>
    </style:style>
    <style:style style:name="P80" style:parent-style-name="Textbody" style:family="paragraph">
      <style:paragraph-properties fo:text-align="justify" fo:margin-left="0.6979in">
        <style:tab-stops/>
      </style:paragraph-properties>
    </style:style>
    <style:style style:name="T81" style:parent-style-name="Fonteparág.padrão" style:family="text">
      <style:text-properties fo:language="pt" fo:country="BR"/>
    </style:style>
    <style:style style:name="T82" style:parent-style-name="DefaultParagraphFont" style:family="text">
      <style:text-properties fo:language="pt" fo:country="BR"/>
    </style:style>
    <style:style style:name="T83" style:parent-style-name="DefaultParagraphFont" style:family="text">
      <style:text-properties fo:language="pt" fo:country="BR"/>
    </style:style>
    <style:style style:name="P84" style:parent-style-name="Textbody" style:family="paragraph">
      <style:paragraph-properties fo:text-align="justify" fo:margin-left="0.4916in" fo:text-indent="0.4916in">
        <style:tab-stops/>
      </style:paragraph-properties>
      <style:text-properties fo:language="pt" fo:country="BR"/>
    </style:style>
    <style:style style:name="P85" style:parent-style-name="Standard" style:list-style-name="LFO19" style:family="paragraph">
      <style:paragraph-properties fo:widows="0" fo:orphans="0" style:text-autospace="none" style:vertical-align="auto" fo:margin-left="0.7395in" fo:text-indent="0in">
        <style:tab-stops/>
      </style:paragraph-properties>
      <style:text-properties fo:font-size="10pt" style:font-size-asian="10pt" style:font-size-complex="10pt" fo:language="pt" fo:country="BR"/>
    </style:style>
    <style:style style:name="P86" style:parent-style-name="Standard" style:family="paragraph">
      <style:paragraph-properties fo:margin-left="0.7395in">
        <style:tab-stops/>
      </style:paragraph-properties>
      <style:text-properties fo:font-size="10pt" style:font-size-asian="10pt" style:font-size-complex="10pt" fo:language="pt" fo:country="BR"/>
    </style:style>
    <style:style style:name="T87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88" style:parent-style-name="Fonteparág.padrão" style:family="text">
      <style:text-properties fo:font-size="10pt" style:font-size-asian="10pt" style:font-size-complex="10pt" fo:language="pt" fo:country="BR"/>
    </style:style>
    <style:style style:name="P89" style:parent-style-name="Standard" style:family="paragraph">
      <style:text-properties fo:font-size="10pt" style:font-size-asian="10pt" style:font-size-complex="10pt" fo:language="pt" fo:country="BR"/>
    </style:style>
    <style:style style:name="P90" style:parent-style-name="Standard" style:family="paragraph">
      <style:text-properties fo:font-size="10pt" style:font-size-asian="10pt" style:font-size-complex="10pt" fo:language="pt" fo:country="BR"/>
    </style:style>
    <style:style style:name="P91" style:parent-style-name="Standard" style:family="paragraph">
      <style:text-properties fo:font-size="10pt" style:font-size-asian="10pt" style:font-size-complex="10pt" fo:language="pt" fo:country="BR"/>
    </style:style>
    <style:style style:name="P92" style:parent-style-name="Standard" style:family="paragraph">
      <style:text-properties fo:font-size="10pt" style:font-size-asian="10pt" style:font-size-complex="10pt" fo:language="pt" fo:country="BR"/>
    </style:style>
    <style:style style:name="P93" style:parent-style-name="Standard" style:family="paragraph">
      <style:text-properties fo:font-size="10pt" style:font-size-asian="10pt" style:font-size-complex="10pt" fo:language="pt" fo:country="BR"/>
    </style:style>
    <style:style style:name="T94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95" style:parent-style-name="Fonteparág.padrão" style:family="text">
      <style:text-properties fo:font-size="10pt" style:font-size-asian="10pt" style:font-size-complex="10pt" fo:language="pt" fo:country="BR"/>
    </style:style>
    <style:style style:name="T96" style:parent-style-name="Fonteparág.padrão" style:family="text">
      <style:text-properties style:font-name-asian="Tahoma" style:font-name-complex="Tahoma" fo:font-size="10pt" style:font-size-asian="10pt" style:font-size-complex="10pt" fo:language="pt" fo:country="BR"/>
    </style:style>
    <style:style style:name="P97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98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99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100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101" style:parent-style-name="Standard" style:family="paragraph">
      <style:text-properties fo:font-size="10pt" style:font-size-asian="10pt" style:font-size-complex="10pt" fo:language="pt" fo:country="BR"/>
    </style:style>
    <style:style style:name="P102" style:parent-style-name="Standard" style:family="paragraph">
      <style:text-properties fo:font-size="10pt" style:font-size-asian="10pt" style:font-size-complex="10pt" fo:language="pt" fo:country="BR"/>
    </style:style>
    <style:style style:name="P103" style:parent-style-name="Standard" style:family="paragraph">
      <style:text-properties fo:font-size="10pt" style:font-size-asian="10pt" style:font-size-complex="10pt" fo:language="pt" fo:country="BR"/>
    </style:style>
    <style:style style:name="P104" style:parent-style-name="Standard" style:family="paragraph">
      <style:text-properties fo:font-size="10pt" style:font-size-asian="10pt" style:font-size-complex="10pt" fo:language="pt" fo:country="BR"/>
    </style:style>
    <style:style style:name="P105" style:parent-style-name="Standard" style:family="paragraph">
      <style:text-properties fo:font-size="10pt" style:font-size-asian="10pt" style:font-size-complex="10pt" fo:language="pt" fo:country="BR"/>
    </style:style>
    <style:style style:name="P106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107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08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09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10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1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2" style:parent-style-name="Fonteparág.padrão" style:family="text">
      <style:text-properties fo:font-size="10pt" style:font-size-asian="10pt" style:font-size-complex="10pt" fo:language="pt" fo:country="BR"/>
    </style:style>
    <style:style style:name="T113" style:parent-style-name="Fonteparág.padrão" style:family="text">
      <style:text-properties fo:font-size="10pt" style:font-size-asian="10pt" style:font-size-complex="10pt" fo:language="pt" fo:country="BR"/>
    </style:style>
    <style:style style:name="P114" style:parent-style-name="Standard" style:family="paragraph">
      <style:text-properties fo:font-size="10pt" style:font-size-asian="10pt" style:font-size-complex="10pt" fo:language="pt" fo:country="BR"/>
    </style:style>
    <style:style style:name="P115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16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7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8" style:parent-style-name="Fonteparág.padrão" style:family="text">
      <style:text-properties fo:font-size="10pt" style:font-size-asian="10pt" style:font-size-complex="10pt" fo:language="pt" fo:country="BR"/>
    </style:style>
    <style:style style:name="P119" style:parent-style-name="Standard" style:family="paragraph">
      <style:text-properties fo:font-size="10pt" style:font-size-asian="10pt" style:font-size-complex="10pt" fo:language="pt" fo:country="BR"/>
    </style:style>
    <style:style style:name="P120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21" style:parent-style-name="Standard" style:list-style-name="LFO20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2" style:parent-style-name="Standard" style:list-style-name="LFO20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3" style:parent-style-name="Standard" style:list-style-name="LFO20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4" style:parent-style-name="Standard" style:list-style-name="LFO20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5" style:parent-style-name="Standard" style:list-style-name="LFO20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6" style:parent-style-name="Standard" style:list-style-name="LFO20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7" style:parent-style-name="Standard" style:list-style-name="LFO20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8" style:parent-style-name="Standard" style:list-style-name="LFO20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9" style:parent-style-name="Título2" style:list-style-name="WW_OutlineListStyle_6" style:family="paragraph">
      <style:text-properties fo:language="pt" fo:country="BR"/>
    </style:style>
    <style:style style:name="P1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10" style:parent-style-name="Standard" style:family="paragraph">
      <style:paragraph-properties fo:text-align="justify"/>
    </style:style>
    <style:style style:name="T511" style:parent-style-name="Fonteparág.padrão" style:family="text">
      <style:text-properties style:font-name-asian="Tahoma" style:font-name-complex="Tahoma" fo:font-size="10pt" style:font-size-asian="10pt" style:font-size-complex="10pt" fo:language="pt" fo:country="BR"/>
    </style:style>
    <style:style style:name="T512" style:parent-style-name="Fonteparág.padrão" style:family="text">
      <style:text-properties style:font-name-asian="Tahoma" style:font-name-complex="Tahoma" fo:font-size="10pt" style:font-size-asian="10pt" style:font-size-complex="10pt" fo:language="pt" fo:country="BR"/>
    </style:style>
  </office:automatic-styles>
  <office:body>
    <office:text text:use-soft-page-breaks="true">
      <text:p text:style-name="P1"><text:span text:style-name="T34">Memória Virtual</text:span></text:p>
      <text:p text:style-name="P35"/>
      <text:h text:style-name="Título1" text:outline-level="1">1. Breve Descrição</text:h>
      <text:p text:style-name="P36">Este caso de uso permite que um novo bem patrimonial seja cadastrado no sistema. Bens catalogados devem ser registrados no banco de dados do sistema<text:s/>e à eles <text:s/>associados os usuários que fizeram a catalogação. Também é possível associar o bem catalogado com outro já existente na base de dados.</text:p>
      <text:h text:style-name="Título1" text:outline-level="1">2. Breve Descrição dos Atores</text:h>
      <text:h text:style-name="P37" text:outline-level="2">Catalogador – Cadastra, Edita e Exclui Bens Patrimoniais do Sistema</text:h>
      <text:h text:style-name="Título1" text:outline-level="1">3. Pré-condições</text:h>
      <text:p text:style-name="P38">O usuário estar logado no sistema</text:p>
      <text:h text:style-name="Título1" text:outline-level="1">4. Fluxo Básico de eventos</text:h>
      <text:list text:style-name="LFO16">
        <text:list-item text:start-value="1">
          <text:p text:style-name="P39">O caso de uso começa quando o catalogador seleciona a opção “Cadastrar Bem Patrimonial” e o sistema exibe uma tela com os seguintes campos <text:s/>e opções:</text:p>
        </text:list-item>
      </text:list>
      <text:p text:style-name="P40">- Instituição (Campo Obrigatório). Este<text:s/>campo deve conter uma lista com as Instituições as quais este catalogador pertence, e, se este pertencer apenas a uma Institução, este campo deve aparecer já preenchido e não editável, visto que é um campo obrigatório.</text:p>
      <text:p text:style-name="P41">- Informações Gerais do Bem Patrimonial</text:p>
      <text:p text:style-name="P42">- Autoria</text:p>
      <text:p text:style-name="Textbody"><text:span text:style-name="T43">- Produção</text:span></text:p>
      <text:p text:style-name="P44">- Descrição</text:p>
      <text:p text:style-name="Textbody"><text:span text:style-name="T45">- Diagnóstico e Intervenção</text:span></text:p>
      <text:p text:style-name="Textbody"><text:span text:style-name="T46">-</text:span><text:span text:style-name="T47"><text:s/>Condições de disponibilidade, uso e proteção</text:span></text:p>
      <text:p text:style-name="P48">- Histórico da Procedência</text:p>
      <text:p text:style-name="P49">- Assunto e Descritores</text:p>
      <text:p text:style-name="P50">- Fonte de Informação</text:p>
      <text:p text:style-name="P51">- Responsável pela Pesquisa</text:p>
      <text:p text:style-name="P52">- Relacionar com Bem Patrimonial existente –<text:s/>só deve ser permitido relacionar um bem patrimonial com um outro bem da mesma Instituição<text:s/>e este bem não pode estar com o status congelado.</text:p>
      <text:p text:style-name="P53">- campo “Revisado?” do tipo “checkbox”. Esse campo deve ser marcado caso o bem patrimoninal esteja revisado e disponível para visualização e só deve aparecer para níveis de acesso de revisor ou acima.</text:p>
      <text:p text:style-name="P54">- campo “Auto Save” do tipo “checkbox”. Esse campo deve ser marcado pelo próprio usuário caso ele queira que as informações digitadas seja salva automaticamente a cada 10 segundos.</text:p>
      <text:p text:style-name="P55"/>
      <text:soft-page-break/>
      <text:p text:style-name="Textbody"><text:span text:style-name="T56">Estes Campos – exceto o “Instituição”,</text:span><text:span text:style-name="T57"><text:s/>que é uma lista – devem ser implementados de forma que o usuário possa escolher quais informações deseja cadastrar. Ao selecionar um campo, o sistema deve mostrar todos os campos editáveis relacionados. Pode ser que haja um menu secundário dentro de um ca</text:span><text:span text:style-name="T58">mpo, devendo funcionar da mesma forma. A descrição dos Campos acima, juntamente com seu conteúdo estão listadas na<text:s/></text:span><text:span text:style-name="T59">Seção I</text:span><text:span text:style-name="T60"><text:s/>deste documento.</text:span></text:p>
      <text:p text:style-name="P61">-A opção de relacionar este Bem Patrimonial com outros, <text:s/>no caso em que ela é selecionada é tratada no Fluxo<text:s/>Alternativo 4</text:p>
      <text:p text:style-name="P62">- e os botões “Salvar” e “Cancelar”</text:p>
      <text:list text:style-name="LFO16" text:continue-numbering="true">
        <text:list-item>
          <text:p text:style-name="P63">Após preencher todos os dados desejados, o usuário confirma a operação, selecionando a opção “Salvar”.</text:p>
        </text:list-item>
        <text:list-item>
          <text:p text:style-name="P64">O sistema Salva o registro e exibe mensagem “Bem Patrimonial cadastrado com sucesso”</text:p>
        </text:list-item>
        <text:list-item>
          <text:p text:style-name="P65"><text:span text:style-name="T66">O Sistema exibirá<text:s/></text:span><text:span text:style-name="T67">a tela para o usuário preencher ou não o item de<text:s/></text:span><text:span text:style-name="T68">Audiovisual</text:span></text:p>
        </text:list-item>
        <text:list-item>
          <text:p text:style-name="P69">O usuário seleciona a opção “Salvar”</text:p>
        </text:list-item>
        <text:list-item>
          <text:p text:style-name="P70">O caso de uso termina.</text:p>
        </text:list-item>
      </text:list>
      <text:h text:style-name="Título1" text:outline-level="1">5. Fluxos Alternativos</text:h>
      <text:h text:style-name="Título2" text:outline-level="2">Fluxo Alternativo 1</text:h>
      <text:p text:style-name="Standard"><text:span text:style-name="T71"><text:tab/></text:span><text:span text:style-name="T72">Se no<text:s/></text:span><text:span text:style-name="T73">Fluxo Básico</text:span><text:span text:style-name="T74"><text:s/>a qualquer momento o usuário selecionar a opção “Cancelar”</text:span></text:p>
      <text:p text:style-name="Standard"><text:span text:style-name="T75">O sistema ret</text:span><text:span text:style-name="T76">orna à página inicial e o caso de uso termina.</text:span></text:p>
      <text:p text:style-name="P77"/>
      <text:h text:style-name="Título2" text:outline-level="2">Fluxo Alternativo 2</text:h>
      <text:p text:style-name="Standard"><text:span text:style-name="T78"><text:tab/></text:span><text:span text:style-name="T79">Se no passo 2 do Fluxo Básico o catalogador clica em "Salvar” sem ter preenchido ou selecionado todos os campos obrigatórios, então:</text:span></text:p>
      <text:p text:style-name="P80"><text:span text:style-name="T81"><text:s/></text:span><text:span text:style-name="T82">1.<text:s/></text:span><text:span text:style-name="T83"><text:tab/><text:s/>O sistema exibe a mensagem:</text:span></text:p>
      <text:p text:style-name="P84">a. “O campo &lt;nome do<text:s/>campo&gt; não foi preenchido”;</text:p>
      <text:list text:style-name="LFO18">
        <text:list-item text:start-value="2">
          <text:p text:style-name="P85">O caso de uso retorna ao passo 1 do fluxo básico.</text:p>
        </text:list-item>
      </text:list>
      <text:p text:style-name="P86"/>
      <text:h text:style-name="Título2" text:outline-level="2">Fluxo Alternativo 3</text:h>
      <text:p text:style-name="Standard"><text:span text:style-name="T87"><text:tab/></text:span><text:span text:style-name="T88">Se no passo 2 do Fluxo Básico o catalogador clicar em “Salvar” tendo inserido um número de registro já existente para aquela instituição, então:</text:span></text:p>
      <text:p text:style-name="P89"><text:tab/>1. O<text:s/>sistema exibe mensagem:</text:p>
      <text:p text:style-name="P90"><text:tab/><text:tab/>a. “Número de Registro já Cadastrado”</text:p>
      <text:p text:style-name="P91"/>
      <text:p text:style-name="P92"><text:tab/>2. O caso de uso retorna ao passo 1 do fluxo básico.</text:p>
      <text:p text:style-name="P93"/>
      <text:h text:style-name="Título2" text:outline-level="2">Fluxo Alternativo 4</text:h>
      <text:p text:style-name="Standard"><text:span text:style-name="T94"><text:tab/></text:span><text:span text:style-name="T95">Caso o usuário selecione “<text:s/></text:span><text:span text:style-name="T96">Relacionar com Bem Patrimonial existente” o sistema deve exibir:</text:span></text:p>
      <text:p text:style-name="P97"><text:tab/><text:tab/>- campo título<text:s/>principal: <text:s/>Campo em ordem alfabética, auto-completável, com a lista de possíveis sugestões para o título principal que está sendo inserido.</text:p>
      <text:p text:style-name="P98"><text:tab/><text:tab/>- opção para relacionar o Bem Patrimonial com outros Bens: Esta opção pode ser selecionada quantas vezes for necessária, e, a cada vez, adicionando um novo campo título.</text:p>
      <text:p text:style-name="P99"><text:tab/><text:tab/>-opção “Salvar” para salvar a alteração.</text:p>
      <text:p text:style-name="P100"/>
      <text:h text:style-name="Título2" text:outline-level="2">Fluxo Alternativo 5</text:h>
      <text:p text:style-name="P101">Se no passo 2 do Fluxo Básico o catalogador inseriu mais de um título para o bem patrimonial e clicar em “Salvar” e algum dos títulos inseridos seja igual a outro já inserido para o mesmo bem patrimonial , então:</text:p>
      <text:p text:style-name="P102">1. O sistema exibe mensagem:</text:p>
      <text:p text:style-name="P103"><text:tab/><text:tab/>a. “Não são permitidos títulos repetidos”</text:p>
      <text:soft-page-break/>
      <text:p text:style-name="P104">2. O caso de uso retorna ao passo 1 do fluxo básico.</text:p>
      <text:p text:style-name="P105"/>
      <text:p text:style-name="P106">Fluxo Alternativo 6</text:p>
      <text:p text:style-name="P107">Se no passo 1 do Fluxo Básico,<text:s/>o usuário possuir nível de catalogador ou inferior, e a Instituição necessite de Revisão:</text:p>
      <text:p text:style-name="P108"><text:tab/>1. O campo “Revisado” deve aparecer desabilitado para marcação e com a última marcação feita pelo revisor.</text:p>
      <text:p text:style-name="P109"/>
      <text:p text:style-name="P110">Fluxo Alternativo 7</text:p>
      <text:p text:style-name="Standard"><text:span text:style-name="T111"><text:tab/></text:span><text:span text:style-name="T112">Se no passo 1 do Fluxo Básico, a<text:s/></text:span><text:span text:style-name="T113">Instituição não precise de Revisão:</text:span></text:p>
      <text:p text:style-name="P114"><text:tab/><text:tab/>1. O campo “Revisado” deve aparecer desabilitado para marcação e checado como revisado.</text:p>
      <text:p text:style-name="P115"/>
      <text:p text:style-name="P116">Fluxo Alternativo 8</text:p>
      <text:p text:style-name="Standard"><text:span text:style-name="T117"><text:tab/></text:span><text:span text:style-name="T118">Se no passo 5 do Fluxo Básico, a Usuário clicar em “Cancelar”:</text:span></text:p>
      <text:p text:style-name="P119"><text:tab/><text:tab/>1. É cancelado apenas o Audiovisual incluído naquele momento, o Bem Patrimonial deverá continuar salvo no Sistema.</text:p>
      <text:p text:style-name="P120"/>
      <text:h text:style-name="Título1" text:outline-level="1">6. Pós-condições</text:h>
      <text:list text:style-name="LFO20" text:continue-numbering="true">
        <text:list-item>
          <text:list>
            <text:list-item>
              <text:p text:style-name="P121">Fluxo Básico: Um novo bem patrimonial está cadastrado no banco de dados do sistema.</text:p>
            </text:list-item>
            <text:list-item>
              <text:p text:style-name="P122">Fluxo Alternativo 1: Não há mudanças no banco de dados do sistema.</text:p>
            </text:list-item>
            <text:list-item>
              <text:p text:style-name="P123">Fluxo Alternativo 2: O cadastro do bem patrimonial está pendente.</text:p>
            </text:list-item>
            <text:list-item>
              <text:p text:style-name="P124">Fluxo Alternativo 3: Não há mudanças no banco de dados do sistema.</text:p>
            </text:list-item>
            <text:list-item>
              <text:p text:style-name="P125">Fluxo Alternativo 4: Um novo bem patrimonial está cadastrado no banco de dados do sistema.</text:p>
            </text:list-item>
            <text:list-item>
              <text:p text:style-name="P126">Fluxo Alternativo 5: O cadastro do bem patrimonial está pendente.</text:p>
            </text:list-item>
            <text:list-item>
              <text:p text:style-name="P127">Fluxo Alternativo 6: Não há mudanças no banco de dados do sistema.</text:p>
            </text:list-item>
            <text:list-item>
              <text:p text:style-name="P128">Fluxo Alternativo 7: Não há mudanças no banco de dados do sistema.</text:p>
            </text:list-item>
          </text:list>
        </text:list-item>
      </text:list>
      <text:h text:style-name="P129" text:outline-level="2"/>
      <text:h text:style-name="Título1" text:outline-level="1">7. Seção I</text:h>
      <text:p text:style-name="P130">Esta seção contém atributos componentes do Padrão de Descrição da Informação referente à<text:s/>estrutura da base de dados do Sistema Memória Virtual.</text:p>
      <text:p text:style-name="P131"/>
      <text:p text:style-name="P132">1. Informações Gerais do Bem Patrimonial</text:p>
      <text:p text:style-name="P133"/>
      <text:p text:style-name="P134">1.1<text:tab/>Disponibilização para acesso externo</text:p>
      <text:p text:style-name="P135"><text:tab/><text:tab/>Tipo checkbox – Sim – Não</text:p>
      <text:p text:style-name="P136"/>
      <text:p text:style-name="P137">1.2<text:tab/>Natureza do Bem Patrimonial</text:p>
      <text:p text:style-name="P138">Tipo checkbox – Imaterial – Material</text:p>
      <text:p text:style-name="P139"/>
      <text:p text:style-name="P140"><text:tab/><text:tab/>1.2.1 Natureza<text:s/>do Bem Imaterial</text:p>
      <text:p text:style-name="P141"/>
      <text:p text:style-name="P142"><text:tab/><text:tab/><text:s/>Celebrações, Práticas Sociais, Rituais e Atos Festivos</text:p>
      <text:p text:style-name="P143"><text:tab/><text:tab/>Conhecimentos e Práticas Relacionados ao Trabalho e à Natureza</text:p>
      <text:p text:style-name="P144"><text:tab/><text:tab/><text:s/>Técnicas Artesanais Tradicionais</text:p>
      <text:p text:style-name="P145"><text:tab/><text:tab/><text:s/>Tradições e Expressões orais</text:p>
      <text:p text:style-name="P146"><text:tab/></text:p>
      <text:p text:style-name="P147"><text:tab/>1.2.2 Natureza do Bem Material</text:p>
      <text:p text:style-name="P148"/>
      <text:p text:style-name="P149"><text:tab/>Arqueologico</text:p>
      <text:p text:style-name="P150"><text:tab/>Arquivístico</text:p>
      <text:soft-page-break/>
      <text:p text:style-name="P151"><text:tab/>Audiovisual</text:p>
      <text:p text:style-name="P152"><text:tab/>Bibliográfico</text:p>
      <text:p text:style-name="P153"><text:tab/>Edificado</text:p>
      <text:p text:style-name="P154"><text:tab/>Móvel E Integrado</text:p>
      <text:p text:style-name="P155"><text:tab/>Paisagístico</text:p>
      <text:p text:style-name="P156"/>
      <text:p text:style-name="P157">1.3<text:tab/>Tipo do Bem Patrimonial</text:p>
      <text:p text:style-name="P158">Constituído por lista em ordem alfabética, com as opções listadas na Natureza do Bem Patrimonial.</text:p>
      <text:p text:style-name="P159"/>
      <text:p text:style-name="P160">1.4<text:tab/>Número de Registro</text:p>
      <text:p text:style-name="P161">O usuário entra com um número de registro para o Bem Patrimonial. O sistema deve verificar se esse número é único dentro da Instituição. Esse campo deve aceitar uma combinação de letras e números.</text:p>
      <text:p text:style-name="P162"/>
      <text:p text:style-name="P163">1.5<text:tab/>Título</text:p>
      <text:p text:style-name="P164">- Campo Editável para o título (A lista de títulos deve possuir,<text:s/>obrigatoriamente, ao menos um título principal)</text:p>
      <text:p text:style-name="P165">- Campo Título Principal (tipo texto)</text:p>
      <text:p text:style-name="P166">- Campo Títulos Adicionais:</text:p>
      <text:p text:style-name="P167">Opção para adicionar novo título:</text:p>
      <text:p text:style-name="P168"><text:tab/>Ao selecionar essa opção, o sistema deve repetir os mesmos campos ,<text:s/><text:tab/>para que seja cadastrado um novo<text:s/>título, pois pode ser mais de um.</text:p>
      <text:p text:style-name="P169"><text:tab/></text:p>
      <text:p text:style-name="P170">Lista - <text:s/>Tipo do título, <text:s/>em ordem alfabética <text:s/>com as seguintes opções:</text:p>
      <text:p text:style-name="P171">Principal</text:p>
      <text:p text:style-name="P172"><text:tab/><text:tab/><text:tab/>Equivalente</text:p>
      <text:p text:style-name="P173"><text:tab/><text:tab/><text:tab/>Atribuído</text:p>
      <text:p text:style-name="P174"><text:tab/><text:tab/><text:tab/>Sub-titulo</text:p>
      <text:p text:style-name="P175"><text:tab/><text:tab/><text:tab/>Titulo anterior</text:p>
      <text:p text:style-name="P176"><text:tab/><text:tab/><text:tab/>Titulo posterior</text:p>
      <text:p text:style-name="P177"><text:tab/><text:tab/><text:tab/>Titulo do suplemento</text:p>
      <text:p text:style-name="P178"><text:tab/><text:tab/><text:tab/>Titulo correlato</text:p>
      <text:p text:style-name="P179"/>
      <text:p text:style-name="P180">Campo Nome<text:s/>do Título (tipo texto, adicionado se a opção de adicionar novo título for selecionada)</text:p>
      <text:p text:style-name="P181"/>
      <text:p text:style-name="P182"><text:tab/><text:tab/></text:p>
      <text:p text:style-name="P183"><text:tab/>-Opção “Complemento”: Campo Editável do tipo CLOB;</text:p>
      <text:p text:style-name="P184"/>
      <text:p text:style-name="P185">1.6<text:tab/>Coleção, Fundo, Conjunto, Família/Espécie</text:p>
      <text:p text:style-name="P186">-Campo para o nome da coleção à que pertence o item, conforme organização da instituição.</text:p>
      <text:p text:style-name="P187"/>
      <text:p text:style-name="P188">1.7<text:tab/>Localização Física Específica</text:p>
      <text:p text:style-name="P189">-Campo Editável para localização física do bem patrimonial no acervo</text:p>
      <text:p text:style-name="P190"/>
      <text:p text:style-name="P191">1.8 <text:s/>Coordenadas Geográficas</text:p>
      <text:p text:style-name="P192">-Latitude</text:p>
      <text:p text:style-name="P193">No Formato XXº XX' XX”</text:p>
      <text:p text:style-name="P194">-Longitude</text:p>
      <text:p text:style-name="P195">No Formato XXº XX' XX”</text:p>
      <text:p text:style-name="P196"/>
      <text:p text:style-name="P197">2. Autoria</text:p>
      <text:p text:style-name="P198"/>
      <text:p text:style-name="P199"><text:tab/>Campo em ordem<text:s/>alfabética, auto-completável, com a lista de autores já cadastrados conforme caso de uso de Cadastro de Autoria e opção para cadastrar novo autor. Ao selecionar cadastrar novo autor, o usuário deve ser levado para o cadastro de autoria, porém, sem perder o<text:s/>cadastro do bem patrimonial.</text:p>
      <text:p text:style-name="P200"/>
      <text:p text:style-name="P201">-Tipo de Autoria</text:p>
      <text:p text:style-name="P202">Campo em ordem alfabética, com a lista a seguir:</text:p>
      <text:p text:style-name="P203"><text:tab/><text:tab/>(pode-se escolher uma ou mais opções)</text:p>
      <text:p text:style-name="P204"><text:tab/><text:tab/>Agência</text:p>
      <text:p text:style-name="P205"><text:tab/><text:tab/>Autor</text:p>
      <text:p text:style-name="P206"><text:tab/><text:tab/>Autor Institucional</text:p>
      <text:p text:style-name="P207"><text:tab/><text:tab/>Co-autor</text:p>
      <text:p text:style-name="P208"><text:tab/><text:tab/>Compilador</text:p>
      <text:p text:style-name="P209"><text:tab/><text:tab/>Coordenador</text:p>
      <text:p text:style-name="P210"><text:tab/><text:tab/>Diretor</text:p>
      <text:p text:style-name="P211"><text:tab/><text:tab/>Editor</text:p>
      <text:p text:style-name="P212"><text:tab/><text:tab/>Entidade produtora</text:p>
      <text:p text:style-name="P213"><text:tab/><text:tab/>Entrevistador</text:p>
      <text:p text:style-name="P214"><text:tab/><text:tab/>Estudio</text:p>
      <text:p text:style-name="P215"><text:tab/><text:tab/>Fabricante</text:p>
      <text:p text:style-name="P216"><text:tab/><text:tab/>Figurinista</text:p>
      <text:p text:style-name="P217"><text:tab/><text:tab/>Fotografo</text:p>
      <text:p text:style-name="P218"><text:tab/><text:tab/>Ilustrador</text:p>
      <text:p text:style-name="P219"><text:tab/><text:tab/>Palestrante</text:p>
      <text:p text:style-name="P220"><text:tab/><text:tab/>Prefaciador</text:p>
      <text:p text:style-name="P221"><text:tab/><text:tab/>Organizador</text:p>
      <text:p text:style-name="P222"><text:tab/><text:tab/>Tradutor</text:p>
      <text:p text:style-name="P223"/>
      <text:p text:style-name="P224"/>
      <text:p text:style-name="P225">4. Produção</text:p>
      <text:p text:style-name="P226"/>
      <text:p text:style-name="P227"><text:tab/>Os itens abaixo devem ser do tipo campo editável, abrindo opção para escrita somente se selecionado.</text:p>
      <text:p text:style-name="P228"/>
      <text:p text:style-name="P229">Local<text:s/><text:tab/></text:p>
      <text:p text:style-name="P230">Ano</text:p>
      <text:p text:style-name="P231">Edição e/ou Reimpressão</text:p>
      <text:p text:style-name="P232">Outras Responsabilidades Campo do tipo CLOB</text:p>
      <text:p text:style-name="P233"/>
      <text:p text:style-name="P234">Descrição</text:p>
      <text:p text:style-name="P235"/>
      <text:p text:style-name="P236"><text:tab/>4.1<text:tab/>Características Físicas e Técnicas Executivas- Campo Editável do tipo CLOB</text:p>
      <text:p text:style-name="P237"><text:tab/><text:tab/>Dimensões e quantificações - Campo Editável do tipo CLOB</text:p>
      <text:p text:style-name="P238"/>
      <text:p text:style-name="P239"><text:tab/><text:tab/></text:p>
      <text:p text:style-name="P240"><text:tab/><text:tab/>4.1.1 Bens Arquitetonicos</text:p>
      <text:p text:style-name="P241"><text:tab/><text:tab/></text:p>
      <text:p text:style-name="P242"><text:tab/><text:tab/>Condição Topográfica</text:p>
      <text:p text:style-name="P243"><text:tab/><text:tab/><text:tab/>Lista em ordem alfabética com as opções abaixo</text:p>
      <text:p text:style-name="P244"><text:tab/><text:tab/><text:tab/>Acidentada Suave</text:p>
      <text:p text:style-name="P245"><text:tab/><text:tab/><text:tab/>Acidentada Médio</text:p>
      <text:p text:style-name="P246"><text:tab/><text:tab/><text:tab/>Acidentada Abrubta</text:p>
      <text:p text:style-name="P247"><text:tab/><text:tab/><text:tab/>Plano</text:p>
      <text:p text:style-name="P248"><text:tab/><text:tab/></text:p>
      <text:p text:style-name="P249"><text:tab/><text:tab/>Uso</text:p>
      <text:p text:style-name="P250"><text:tab/><text:tab/><text:tab/>Lista em ordem alfabética com as opções abaixo, e com campo editável para especificar, caso a opção seja ''Outras''.</text:p>
      <text:soft-page-break/>
      <text:p text:style-name="P251"><text:tab/><text:tab/><text:tab/>Ferroviário</text:p>
      <text:p text:style-name="P252"><text:tab/><text:tab/><text:tab/>Habitacional</text:p>
      <text:p text:style-name="P253"><text:tab/><text:tab/><text:tab/>Produção</text:p>
      <text:p text:style-name="P254"><text:tab/><text:tab/><text:tab/>Religiosa</text:p>
      <text:p text:style-name="P255"><text:tab/><text:tab/><text:tab/>Outras</text:p>
      <text:p text:style-name="P256"/>
      <text:p text:style-name="P257"><text:tab/><text:tab/>Pavimentos</text:p>
      <text:p text:style-name="P258"><text:tab/><text:tab/><text:tab/>Nº de ambientes</text:p>
      <text:p text:style-name="P259"><text:tab/><text:tab/><text:tab/><text:tab/>Campo editável (O sistema deve aceitar apenas números)</text:p>
      <text:p text:style-name="P260"/>
      <text:p text:style-name="P261"><text:tab/><text:tab/><text:tab/>Nº de pavimentos</text:p>
      <text:p text:style-name="P262"><text:tab/><text:tab/><text:tab/><text:tab/>Campo editável (O sistema deve aceitar apenas números)</text:p>
      <text:p text:style-name="P263"/>
      <text:p text:style-name="P264"><text:tab/><text:tab/><text:tab/>Alcova</text:p>
      <text:p text:style-name="P265"><text:tab/><text:tab/><text:tab/><text:tab/>Tipo Checkbox<text:tab/>Sim - <text:s/>Não</text:p>
      <text:p text:style-name="P266"/>
      <text:p text:style-name="P267"><text:tab/><text:tab/><text:tab/>Porão</text:p>
      <text:p text:style-name="P268"><text:tab/><text:tab/><text:tab/><text:tab/>Tipo Checkbox<text:tab/>Sim - <text:s/>Não</text:p>
      <text:p text:style-name="P269"/>
      <text:p text:style-name="P270"><text:tab/><text:tab/><text:tab/>Sótão</text:p>
      <text:p text:style-name="P271"><text:tab/><text:tab/><text:tab/><text:tab/>Tipo Checkbox<text:tab/>Sim - <text:s/>Não</text:p>
      <text:p text:style-name="P272"/>
      <text:p text:style-name="P273"><text:tab/><text:tab/><text:tab/>Outros</text:p>
      <text:p text:style-name="P274"><text:tab/><text:tab/><text:tab/><text:tab/>Campo editável</text:p>
      <text:p text:style-name="P275"><text:tab/><text:tab/><text:tab/></text:p>
      <text:p text:style-name="P276"><text:tab/>4.1.2<text:s/><text:tab/>Bens Naturais</text:p>
      <text:p text:style-name="P277"/>
      <text:p text:style-name="P278"><text:tab/><text:tab/>Relevo</text:p>
      <text:p text:style-name="P279"><text:tab/><text:tab/>Lista em ordem alfabética com as opções abaixo</text:p>
      <text:p text:style-name="P280"><text:tab/><text:tab/><text:tab/>Acidentada Suave</text:p>
      <text:p text:style-name="P281"><text:tab/><text:tab/><text:tab/>Acidentada Médio</text:p>
      <text:p text:style-name="P282"><text:tab/><text:tab/><text:tab/>Acidentada Abrubta</text:p>
      <text:p text:style-name="P283"><text:tab/><text:tab/><text:tab/>Plano</text:p>
      <text:p text:style-name="P284"/>
      <text:p text:style-name="P285"><text:tab/><text:tab/>Características do Meio Antrópico</text:p>
      <text:p text:style-name="P286"><text:tab/><text:tab/><text:tab/><text:s/>Campo Editável do tipo CLOB</text:p>
      <text:p text:style-name="P287"><text:tab/><text:tab/>Características Ambientais</text:p>
      <text:p text:style-name="P288"><text:tab/><text:tab/><text:tab/>Campo Editável do tipo CLOB</text:p>
      <text:p text:style-name="P289"/>
      <text:p text:style-name="P290"><text:tab/>4.1.3<text:tab/>Bens Arqueológicos</text:p>
      <text:p text:style-name="P291"/>
      <text:p text:style-name="P292"><text:tab/><text:tab/>Condição Topográfica</text:p>
      <text:p text:style-name="P293"><text:tab/><text:tab/>Lista em ordem alfabética<text:s/>com as opções abaixo</text:p>
      <text:p text:style-name="P294"><text:tab/><text:tab/><text:tab/>Acidentada Suave</text:p>
      <text:p text:style-name="P295"><text:tab/><text:tab/><text:tab/>Acidentada Médio</text:p>
      <text:p text:style-name="P296"><text:tab/><text:tab/><text:tab/>Acidentada Abrubta</text:p>
      <text:p text:style-name="P297"><text:tab/><text:tab/><text:tab/>Plano</text:p>
      <text:p text:style-name="P298"/>
      <text:p text:style-name="P299"><text:tab/><text:tab/>Sítio da Paisagem</text:p>
      <text:p text:style-name="P300"><text:tab/><text:tab/><text:tab/>Campo editável</text:p>
      <text:p text:style-name="P301"/>
      <text:p text:style-name="P302"><text:tab/><text:tab/>Água Próxima</text:p>
      <text:p text:style-name="P303"><text:tab/><text:tab/><text:tab/>Campo editável</text:p>
      <text:p text:style-name="P304"/>
      <text:p text:style-name="P305"><text:tab/><text:tab/>Possui Vegetaçao</text:p>
      <text:p text:style-name="P306"><text:tab/><text:tab/><text:tab/>Campo editável</text:p>
      <text:p text:style-name="P307"/>
      <text:p text:style-name="P308"><text:tab/><text:tab/>Exposição</text:p>
      <text:p text:style-name="P309"><text:tab/><text:tab/>Lista em ordem alfabética com as opções abaixo</text:p>
      <text:p text:style-name="P310"><text:tab/><text:tab/><text:tab/>Céu Aberto</text:p>
      <text:p text:style-name="P311"><text:tab/><text:tab/><text:tab/>Abrigada</text:p>
      <text:p text:style-name="P312"><text:tab/><text:tab/><text:tab/>Submersa</text:p>
      <text:p text:style-name="P313"><text:tab/><text:tab/><text:tab/>Soterrada</text:p>
      <text:p text:style-name="P314"/>
      <text:p text:style-name="P315"><text:tab/><text:tab/>Uso Atual</text:p>
      <text:p text:style-name="P316"><text:tab/><text:tab/><text:tab/>Campo editável</text:p>
      <text:p text:style-name="P317"/>
      <text:p text:style-name="P318"><text:tab/><text:tab/>Outros</text:p>
      <text:p text:style-name="P319"><text:tab/><text:tab/><text:tab/>Campo Editável do tipo CLOB</text:p>
      <text:p text:style-name="P320"/>
      <text:p text:style-name="P321"/>
      <text:p text:style-name="P322"><text:tab/><text:tab/>Notas</text:p>
      <text:p text:style-name="P323"><text:tab/><text:tab/><text:tab/>Campo editável</text:p>
      <text:p text:style-name="P324"/>
      <text:p text:style-name="P325"><text:s text:c="4"/></text:p>
      <text:p text:style-name="P326"><text:s text:c="5"/>4.2 <text:s text:c="2"/>Dimensões e Quantificações</text:p>
      <text:p text:style-name="P327"><text:tab/>Campo editável</text:p>
      <text:p text:style-name="P328"/>
      <text:p text:style-name="P329"><text:s/>4.2.1 Medidas Gerais do Bem<text:s/>Arquitetônico</text:p>
      <text:p text:style-name="P330"><text:s/><text:tab/>Tipo campo editável, abrindo opção para escrita somente se selecionado.</text:p>
      <text:p text:style-name="P331"><text:tab/><text:tab/></text:p>
      <text:p text:style-name="P332"><text:tab/><text:tab/>Área Total</text:p>
      <text:p text:style-name="P333"><text:tab/><text:tab/>Altura fachada frontal</text:p>
      <text:p text:style-name="P334"><text:tab/><text:tab/>Altura fachada posterior</text:p>
      <text:p text:style-name="P335"><text:tab/><text:tab/>Largura</text:p>
      <text:p text:style-name="P336"><text:tab/><text:tab/>Profundidade</text:p>
      <text:p text:style-name="P337"><text:tab/><text:tab/>Altura da Cumeeira</text:p>
      <text:p text:style-name="P338"><text:tab/><text:tab/>Altura Total</text:p>
      <text:p text:style-name="P339"><text:tab/><text:tab/>Pé direito térreo</text:p>
      <text:p text:style-name="P340"><text:tab/><text:tab/>Pé direito tipo</text:p>
      <text:p text:style-name="P341"/>
      <text:p text:style-name="P342"><text:tab/><text:s/>4.2.2 Medidas Gerais do Bem Arqueológico</text:p>
      <text:p text:style-name="P343"><text:tab/><text:tab/>Tipo campo editável, abrindo opção para escrita somente se selecionado.</text:p>
      <text:p text:style-name="P344"><text:tab/><text:tab/></text:p>
      <text:p text:style-name="P345"><text:tab/><text:tab/>Área Total</text:p>
      <text:p text:style-name="P346"><text:tab/><text:tab/>Comprimento</text:p>
      <text:p text:style-name="P347"><text:tab/><text:tab/>Altura</text:p>
      <text:p text:style-name="P348"><text:tab/><text:tab/>Largura</text:p>
      <text:p text:style-name="P349"><text:tab/><text:tab/>Profundidade</text:p>
      <text:p text:style-name="P350"/>
      <text:p text:style-name="P351"><text:s text:c="4"/><text:tab/><text:s text:c="2"/>4.3 <text:s/>Conteúdo</text:p>
      <text:p text:style-name="P352"><text:tab/><text:tab/>Campo Editável do tipo CLOB</text:p>
      <text:p text:style-name="P353"/>
      <text:p text:style-name="P354"/>
      <text:p text:style-name="P355"><text:s text:c="6"/><text:tab/><text:s text:c="2"/>4.4 Meio de<text:s/>Acesso</text:p>
      <text:p text:style-name="P356"><text:tab/><text:tab/>Campo Editável do tipo CLOB</text:p>
      <text:soft-page-break/>
      <text:p text:style-name="P357"><text:tab/>4.6 Notas</text:p>
      <text:p text:style-name="P358">Campo Editável do tipo CLOB</text:p>
      <text:p text:style-name="P359"/>
      <text:p text:style-name="P360"/>
      <text:p text:style-name="P361"><text:s/><text:tab/>5. AudioVisual</text:p>
      <text:p text:style-name="P362"/>
      <text:p text:style-name="P363"><text:tab/>Campo para buscar uma imagem ou um vídeo para fazer upload</text:p>
      <text:p text:style-name="P364"><text:tab/>Deve ter opção ''Adicionar nova imagem/vídeo'', no caso em que se queira adicionar mais de uma<text:s/><text:tab/>imagem.</text:p>
      <text:p text:style-name="P365"/>
      <text:p text:style-name="P366"/>
      <text:p text:style-name="P367">Título</text:p>
      <text:p text:style-name="P368"><text:tab/><text:tab/>Campo editável</text:p>
      <text:p text:style-name="P369"/>
      <text:p text:style-name="P370"/>
      <text:p text:style-name="P371">Descrição</text:p>
      <text:p text:style-name="P372"><text:tab/><text:tab/>Campo editável <text:s text:c="2"/></text:p>
      <text:p text:style-name="P373"/>
      <text:p text:style-name="P374"/>
      <text:p text:style-name="P375">6. Diagnóstico e Intervenção</text:p>
      <text:p text:style-name="P376"/>
      <text:p text:style-name="P377"><text:tab/><text:tab/>6.1 Estado de Conservação e Preservação</text:p>
      <text:p text:style-name="P378"><text:tab/><text:tab/><text:tab/><text:tab/>Campo Editável</text:p>
      <text:p text:style-name="P379"><text:tab/><text:tab/></text:p>
      <text:p text:style-name="P380"><text:tab/><text:tab/><text:tab/>Estado de Preservação</text:p>
      <text:p text:style-name="P381"><text:tab/><text:tab/><text:tab/><text:tab/>Lista em ordem alfabética com as opções abaixo</text:p>
      <text:p text:style-name="P382"><text:tab/><text:tab/><text:tab/><text:tab/>íntegro</text:p>
      <text:p text:style-name="P383"><text:tab/><text:tab/><text:tab/><text:tab/>pouco<text:s/>alterado</text:p>
      <text:p text:style-name="P384"><text:tab/><text:tab/><text:tab/><text:tab/>muito alterado</text:p>
      <text:p text:style-name="P385"><text:tab/><text:tab/><text:tab/><text:tab/>descaracterizado</text:p>
      <text:p text:style-name="P386"/>
      <text:p text:style-name="P387"><text:tab/><text:tab/><text:tab/>Estado de Conservação</text:p>
      <text:p text:style-name="P388"><text:tab/><text:tab/><text:tab/><text:tab/>Lista em ordem alfabética com as opções abaixo</text:p>
      <text:p text:style-name="P389"><text:tab/><text:tab/><text:tab/><text:tab/>bom</text:p>
      <text:p text:style-name="P390"><text:tab/><text:tab/><text:tab/><text:tab/>precário</text:p>
      <text:p text:style-name="P391"><text:tab/><text:tab/><text:tab/><text:tab/>em arruinamento</text:p>
      <text:p text:style-name="P392"><text:tab/><text:tab/><text:tab/><text:tab/>arruinado</text:p>
      <text:p text:style-name="P393"/>
      <text:p text:style-name="P394"><text:tab/><text:tab/>6.2 Notas Estado de Conservação</text:p>
      <text:p text:style-name="P395"><text:tab/><text:tab/><text:tab/><text:tab/>Campo Editável do tipo CLOB</text:p>
      <text:p text:style-name="P396"/>
      <text:p text:style-name="P397"/>
      <text:p text:style-name="P398"><text:tab/><text:tab/>6.3<text:s/>Intervenção no bem</text:p>
      <text:p text:style-name="P399"><text:tab/><text:tab/><text:tab/>Tipo checkbox<text:tab/>Sim – Não</text:p>
      <text:p text:style-name="P400"><text:tab/><text:tab/><text:tab/>Somente se o usuário escolher sim, os campos abaixo devem ser liberados para edição</text:p>
      <text:p text:style-name="P401"/>
      <text:p text:style-name="P402"><text:tab/><text:tab/><text:tab/><text:tab/></text:p>
      <text:p text:style-name="P403"><text:s text:c="5"/><text:tab/>Data da intervenção</text:p>
      <text:p text:style-name="P404"><text:s/><text:tab/><text:tab/>Campo editável</text:p>
      <text:p text:style-name="P405"><text:s/><text:tab/></text:p>
      <text:p text:style-name="P406"><text:s/><text:tab/>Responsável pela Intervenção</text:p>
      <text:p text:style-name="P407"><text:s/><text:tab/><text:tab/>Campo editável</text:p>
      <text:p text:style-name="P408"/>
      <text:p text:style-name="P409"><text:tab/>Descrição</text:p>
      <text:p text:style-name="P410"><text:tab/><text:tab/>Campo<text:s/>editável</text:p>
      <text:p text:style-name="P411"><text:tab/></text:p>
      <text:p text:style-name="P412"><text:tab/>Opção para adicionar outra intervenção, caso haja mais de uma.</text:p>
      <text:p text:style-name="P413"/>
      <text:p text:style-name="P414">7. Condições de disponibilidade, uso e proteção</text:p>
      <text:p text:style-name="P415"/>
      <text:p text:style-name="P416">Disponibilidade:</text:p>
      <text:p text:style-name="P417">Lista em ordem alfabética com as opções abaixo</text:p>
      <text:p text:style-name="P418"><text:tab/><text:tab/>Acervo (Estante, Reserva Técnica, etc);</text:p>
      <text:p text:style-name="P419"><text:tab/><text:tab/>Evento (Exposição, Feira, etc);</text:p>
      <text:p text:style-name="P420"><text:tab/><text:tab/>Exposição Permanente</text:p>
      <text:p text:style-name="P421"><text:tab/><text:tab/>Empréstimo</text:p>
      <text:p text:style-name="P422"><text:tab/><text:tab/>Restauro (Encadernação, Pequenos Consertos, etc).</text:p>
      <text:p text:style-name="P423"><text:tab/><text:tab/>Baixa do Patrimônio</text:p>
      <text:p text:style-name="P424"><text:tab/></text:p>
      <text:p text:style-name="P425"><text:tab/><text:s/>Se opção no campo Disponibilidade for ''Acervo'', liberar essa opção para preenchimento</text:p>
      <text:p text:style-name="P426"><text:tab/>Condições de Acesso:</text:p>
      <text:p text:style-name="P427"><text:tab/>Tipo Checkbox<text:tab/></text:p>
      <text:p text:style-name="P428"><text:tab/><text:tab/>Livre</text:p>
      <text:p text:style-name="P429"><text:tab/><text:s text:c="2"/><text:tab/>Sob Consulta</text:p>
      <text:p text:style-name="P430"/>
      <text:p text:style-name="P431">Se opção no campo Disponibilidade for diferente de “Acervo” e “Baixa do Patrimônio”, liberar essa opção para preenchimento</text:p>
      <text:p text:style-name="P432">Data de Retorno:</text:p>
      <text:p text:style-name="P433"><text:tab/>Campo editável</text:p>
      <text:p text:style-name="P434"><text:tab/></text:p>
      <text:p text:style-name="P435"><text:tab/>Condições de Reprodução:</text:p>
      <text:p text:style-name="P436"><text:tab/>Tipo Checkbox<text:tab/></text:p>
      <text:p text:style-name="P437"><text:tab/><text:tab/>Não</text:p>
      <text:p text:style-name="P438"><text:tab/><text:s text:c="2"/><text:tab/>Sob Consulta</text:p>
      <text:p text:style-name="P439"><text:tab/></text:p>
      <text:p text:style-name="P440"><text:tab/>Notas sobre<text:s/>Uso e Aproveitamento</text:p>
      <text:p text:style-name="P441"><text:tab/><text:tab/>Campo Editável do tipo CLOB</text:p>
      <text:p text:style-name="P442"/>
      <text:p text:style-name="P443"/>
      <text:p text:style-name="P444"><text:tab/>Proteção:</text:p>
      <text:p text:style-name="P445"><text:tab/>Tipo Checkbox<text:tab/></text:p>
      <text:p text:style-name="P446"><text:tab/><text:tab/>Sim</text:p>
      <text:p text:style-name="P447"><text:tab/><text:tab/>Não</text:p>
      <text:p text:style-name="P448"><text:tab/><text:s text:c="2"/><text:tab/>Em Processo</text:p>
      <text:p text:style-name="P449"/>
      <text:p text:style-name="P450"><text:tab/><text:tab/>Caso a opção seja ''Não'', não mostrar os campos abaixo</text:p>
      <text:p text:style-name="P451"><text:tab/><text:tab/>Instituição:</text:p>
      <text:p text:style-name="P452"><text:tab/><text:tab/><text:tab/>Campo Editável</text:p>
      <text:p text:style-name="P453"><text:tab/></text:p>
      <text:p text:style-name="P454"><text:tab/><text:tab/>Legislação/Número do Processo:</text:p>
      <text:p text:style-name="P455"><text:tab/><text:tab/><text:tab/>Campo Editável</text:p>
      <text:p text:style-name="P456"/>
      <text:p text:style-name="P457"/>
      <text:p text:style-name="P458">8. Histórico e Procedência</text:p>
      <text:p text:style-name="P459"/>
      <text:soft-page-break/>
      <text:p text:style-name="P460">Tipo de Aquisição:</text:p>
      <text:p text:style-name="P461">Lista em ordem alfabética com as opções abaixo</text:p>
      <text:p text:style-name="P462">Compra</text:p>
      <text:p text:style-name="P463"><text:tab/><text:tab/>Permuta</text:p>
      <text:p text:style-name="P464"><text:tab/><text:tab/>Doação Institucional</text:p>
      <text:p text:style-name="P465"><text:tab/><text:tab/>Doação Pessoal</text:p>
      <text:p text:style-name="P466"><text:tab/><text:tab/>Comodato</text:p>
      <text:p text:style-name="P467"/>
      <text:p text:style-name="P468"/>
      <text:p text:style-name="P469">Valor Venal da Época da Transação:</text:p>
      <text:p text:style-name="P470"><text:s/><text:tab/>Campo editável</text:p>
      <text:p text:style-name="P471"/>
      <text:p text:style-name="P472">Dados do Documento de Aquisição:</text:p>
      <text:p text:style-name="P473"><text:tab/>Campo<text:s/>Editável do tipo CLOB</text:p>
      <text:p text:style-name="P474"/>
      <text:p text:style-name="P475">Primeiro Proprietário</text:p>
      <text:p text:style-name="P476"><text:tab/>Campo editável</text:p>
      <text:p text:style-name="P477"/>
      <text:p text:style-name="P478">Histórico</text:p>
      <text:p text:style-name="P479"><text:tab/><text:s/>Campo Editável do tipo CLOB</text:p>
      <text:p text:style-name="P480"/>
      <text:p text:style-name="P481">Instrimentos de Pesquisa</text:p>
      <text:p text:style-name="P482"><text:tab/>Campo Editável do tipo CLOB</text:p>
      <text:p text:style-name="P483"/>
      <text:p text:style-name="P484"/>
      <text:p text:style-name="P485"/>
      <text:p text:style-name="P486">9. Assuntos e Descritores</text:p>
      <text:p text:style-name="P487"/>
      <text:p text:style-name="P488">9.1<text:tab/>Descritor</text:p>
      <text:p text:style-name="P489">Campo editável com a seguinte Descrição antes de ser<text:s/>preenchido</text:p>
      <text:p text:style-name="P490"><text:s/>Descrição: '' Termos controlados, retirados de um vocabulário pré-definido, que traduzem o conteúdo temático do bem patrimonial. Limite de 5 palavras chave''</text:p>
      <text:p text:style-name="P491"/>
      <text:p text:style-name="P492">Limitar até cinco palavra chave para cada bem patrimonial.</text:p>
      <text:p text:style-name="P493"/>
      <text:p text:style-name="P494">9.2<text:tab/>Assunto</text:p>
      <text:p text:style-name="P495">Campo editável com a seguinte Descrição antes de ser preenchido</text:p>
      <text:p text:style-name="P496">Descrição: palavras-chave que traduzem o conteúdo temático do bem patrimonial</text:p>
      <text:p text:style-name="P497"/>
      <text:p text:style-name="P498"/>
      <text:p text:style-name="P499">10. Fonte de Informação</text:p>
      <text:p text:style-name="P500"/>
      <text:p text:style-name="P501"><text:tab/><text:tab/>Campo Editável do tipo CLOB e com opção de abrir novos campos para mais de uma fonte.</text:p>
      <text:p text:style-name="P502"/>
      <text:p text:style-name="P503">11. Responsável pela Pesquisa</text:p>
      <text:p text:style-name="P504"/>
      <text:p text:style-name="P505"><text:tab/>Campo Editável do tipo CLOB, com opção de adiconar mais de um responsável pela pesquisa</text:p>
      <text:p text:style-name="P506"/>
      <text:p text:style-name="P507">12.1<text:tab/>Nome</text:p>
      <text:p text:style-name="P508">12.2<text:tab/>Data</text:p>
      <text:p text:style-name="P509">12.3<text:tab/>Notas do Pesquisador</text:p>
      <text:p text:style-name="P510"><text:span text:style-name="T511"><text:tab/></text:span><text:span text:style-name="T512">Campo Editável do tipo CLO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6LVL1" style:family="text">
      <style:text-properties style:font-name="Times New Roman"/>
    </style:style>
    <style:style style:name="WW_CharLFO18LVL1" style:family="text">
      <style:text-properties fo:font-size="10pt" style:font-size-asian="10pt" style:font-size-complex="10pt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6">
      <text:list-level-style-number text:level="1" text:style-name="WW_CharLFO16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0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2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3</text:page-number></text:span><text:span text:style-name="T32"><text:s/>de<text:s/></text:span><text:span text:style-name="T33"><text:page-count style:num-format="1">10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Diego Meyer</dc:creator>
    <meta:creation-date>2010-06-10T16:16:00Z</meta:creation-date>
    <dc:date>2015-08-19T01:30:00Z</dc:date>
    <meta:template xlink:href="Normal" xlink:type="simple"/>
    <meta:editing-cycles>63</meta:editing-cycles>
    <meta:editing-duration>PT40560S</meta:editing-duration>
    <meta:document-statistic meta:page-count="10" meta:paragraph-count="27" meta:word-count="2179" meta:character-count="13924" meta:row-count="98" meta:non-whitespace-character-count="11772"/>
  </office:meta>
</office:document-meta>
</file>